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standard">
      <style:graphic-properties draw:stroke="none" svg:stroke-color="#000000" draw:fill="none" draw:fill-color="#ffffff" fo:min-height="0.955cm"/>
    </style:style>
    <style:style style:name="gr4" style:family="graphic" style:parent-style-name="standard">
      <style:graphic-properties draw:stroke="none" svg:stroke-color="#000000" draw:fill="none" draw:fill-color="#ffffff" fo:min-height="2.86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91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fo:min-height="2.227cm"/>
    </style:style>
    <style:style style:name="gr10" style:family="graphic" style:parent-style-name="standard">
      <style:graphic-properties draw:stroke="none" svg:stroke-color="#000000" draw:fill="none" draw:fill-color="#ffffff" fo:min-height="1.35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2.15cm"/>
    </style:style>
    <style:style style:name="gr13" style:family="graphic" style:parent-style-name="objectwithoutfill">
      <style:graphic-properties svg:stroke-color="#808080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85cm"/>
    </style:style>
    <style:style style:name="gr16" style:family="graphic" style:parent-style-name="standard">
      <style:graphic-properties draw:stroke="none" svg:stroke-color="#000000" draw:fill="none" draw:fill-color="#ffffff" fo:min-height="0.65cm"/>
    </style:style>
    <style:style style:name="gr17" style:family="graphic" style:parent-style-name="standard">
      <style:graphic-properties svg:stroke-color="#808080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5cm"/>
    </style:style>
    <style:style style:name="gr19" style:family="graphic" style:parent-style-name="standard">
      <style:graphic-properties draw:stroke="none" svg:stroke-color="#808080" draw:fill="none" fo:min-height="2.227cm"/>
    </style:style>
    <style:style style:name="gr20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5cm" svg:height="5.5cm" svg:x="7.9cm" svg:y="5.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5.7cm" svg:height="2.7cm" svg:x="3.3cm" svg:y="6.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2cm" svg:height="2.7cm" svg:x="0.6cm" svg:y="6.7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2" xml:id="id6" draw:id="id6" draw:layer="layout" svg:width="2.1cm" svg:height="1.5cm" svg:x="0.7cm" svg:y="9.9cm">
          <draw:text-box>
            <text:p><text:span text:style-name="T1">Invention de l'imprimerie</text:span></text:p>
            <text:p><text:span text:style-name="T1">(Gutenberg)</text:span></text:p>
          </draw:text-box>
        </draw:frame>
        <draw:frame draw:style-name="gr3" draw:text-style-name="P2" xml:id="id4" draw:id="id4" draw:layer="layout" svg:width="2.6cm" svg:height="1.205cm" svg:x="11.5cm" svg:y="10.1cm">
          <draw:text-box>
            <text:p><text:span text:style-name="T1">L'informatique s'installe dans les entreprises</text:span></text:p>
          </draw:text-box>
        </draw:frame>
        <draw:frame draw:style-name="gr4" draw:text-style-name="P2" xml:id="id10" draw:id="id10" draw:layer="layout" svg:width="3.5cm" svg:height="3.113cm" svg:x="5.7cm" svg:y="10.1cm">
          <draw:text-box>
            <text:p><text:span text:style-name="T1">Seconde révolution industrielle</text:span></text:p>
            <text:p><text:span text:style-name="T1">(utilisation de l'éléctricité et du pétrole), développement de l'automobile, de la chimie et des machines-outils</text:span></text:p>
          </draw:text-box>
        </draw:frame>
        <draw:frame draw:style-name="gr3" draw:text-style-name="P2" xml:id="id2" draw:id="id2" draw:layer="layout" svg:width="2.4cm" svg:height="1.205cm" svg:x="14.4cm" svg:y="9.995cm">
          <draw:text-box>
            <text:p><text:span text:style-name="T1">Apparition du e-commerce avec Amazon</text:span></text:p>
          </draw:text-box>
        </draw:frame>
        <draw:custom-shape draw:style-name="gr5" draw:text-style-name="P3" xml:id="id1" draw:id="id1" draw:layer="layout" svg:width="1.3cm" svg:height="1cm" svg:x="15cm" svg:y="7.6cm">
          <text:p text:style-name="P1"><text:span text:style-name="T1">1995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5.65cm" svg:y1="8.6cm" svg:x2="15.6cm" svg:y2="9.995cm" draw:start-shape="id1" draw:start-glue-point="6" draw:end-shape="id2" svg:d="M15650 8600v699h-50v696">
          <text:p/>
        </draw:connector>
        <draw:custom-shape draw:style-name="gr5" draw:text-style-name="P3" xml:id="id3" draw:id="id3" draw:layer="layout" svg:width="1.3cm" svg:height="1cm" svg:x="12.2cm" svg:y="7.6cm">
          <text:p text:style-name="P1"><text:span text:style-name="T1">197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2.85cm" svg:y1="8.6cm" svg:x2="12.8cm" svg:y2="10.1cm" draw:start-shape="id3" draw:start-glue-point="6" draw:end-shape="id4" svg:d="M12850 8600v751h-50v749">
          <text:p/>
        </draw:connector>
        <draw:custom-shape draw:style-name="gr5" draw:text-style-name="P3" xml:id="id5" draw:id="id5" draw:layer="layout" svg:width="1.3cm" svg:height="1cm" svg:x="1.2cm" svg:y="7.6cm">
          <text:p text:style-name="P1"><text:span text:style-name="T1">1454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.85cm" svg:y1="8.6cm" svg:x2="1.75cm" svg:y2="9.9cm" draw:start-shape="id5" draw:start-glue-point="6" draw:end-shape="id6" draw:end-glue-point="0" svg:d="M1850 8600v651h-100v649">
          <text:p/>
        </draw:connector>
        <draw:custom-shape draw:style-name="gr5" draw:text-style-name="P3" xml:id="id7" draw:id="id7" draw:layer="layout" svg:width="1.3cm" svg:height="1cm" svg:x="3.8cm" svg:y="7.6cm">
          <text:p text:style-name="P1"><text:span text:style-name="T1">1769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xml:id="id8" draw:id="id8" draw:layer="layout" svg:width="3.3cm" svg:height="1.841cm" svg:x="2.8cm" svg:y="10.1cm">
          <draw:text-box>
            <text:p><text:span text:style-name="T1">Invention de la machine à vapeur (James Watt) → Première révolution industrielle)</text:span></text:p>
          </draw:text-box>
        </draw:frame>
        <draw:connector draw:style-name="gr6" draw:text-style-name="P1" draw:layer="layout" svg:x1="4.45cm" svg:y1="8.6cm" svg:x2="4.45cm" svg:y2="10.1cm" draw:start-shape="id7" draw:start-glue-point="6" draw:end-shape="id8" svg:d="M4450 8600v1500">
          <text:p/>
        </draw:connector>
        <draw:custom-shape draw:style-name="gr5" draw:text-style-name="P3" xml:id="id9" draw:id="id9" draw:layer="layout" svg:width="1.3cm" svg:height="1cm" svg:x="6.3cm" svg:y="7.6cm">
          <text:p text:style-name="P1"><text:span text:style-name="T1">188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6.95cm" svg:y1="8.6cm" svg:x2="7.45cm" svg:y2="10.1cm" draw:start-shape="id9" draw:start-glue-point="6" draw:end-shape="id10" svg:d="M6950 8600v751h500v749">
          <text:p/>
        </draw:connector>
        <draw:custom-shape draw:style-name="gr5" draw:text-style-name="P3" xml:id="id11" draw:id="id11" draw:layer="layout" svg:width="1.3cm" svg:height="1cm" svg:x="24.2cm" svg:y="7.7cm">
          <text:p text:style-name="P1"><text:span text:style-name="T1">2017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xml:id="id21" draw:id="id21" draw:layer="layout" svg:x1="24.85cm" svg:y1="8.7cm" svg:x2="25.144cm" svg:y2="11.3cm" draw:start-shape="id11" draw:start-glue-point="6" draw:end-shape="id12" draw:end-glue-point="0" svg:d="M24850 8700v1301h294v1299">
          <text:p/>
        </draw:connector>
        <draw:frame draw:style-name="gr7" draw:text-style-name="P2" xml:id="id12" draw:id="id12" draw:layer="layout" svg:width="2.1cm" svg:height="1.841cm" svg:x="24.094cm" svg:y="11.3cm">
          <draw:text-box>
            <text:p><text:span text:style-name="T1">Mise en place d'un revenu universel en Finlande</text:span></text:p>
          </draw:text-box>
        </draw:frame>
        <draw:frame draw:style-name="gr4" draw:text-style-name="P2" xml:id="id19" draw:id="id19" draw:layer="layout" svg:width="2.1cm" svg:height="3.113cm" svg:x="25.8cm" svg:y="11.4cm">
          <draw:text-box>
            <text:p><text:span text:style-name="T1">Février : Bill Gates annonce son soutien à l'idée d'une taxe sur les robots</text:span></text:p>
          </draw:text-box>
        </draw:frame>
        <draw:custom-shape draw:style-name="gr5" draw:text-style-name="P3" xml:id="id13" draw:id="id13" draw:layer="layout" svg:width="1.3cm" svg:height="1cm" svg:x="17.4cm" svg:y="7.6cm">
          <text:p text:style-name="P1"><text:span text:style-name="T1">2009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8.05cm" svg:y1="8.6cm" svg:x2="18.05cm" svg:y2="10.1cm" draw:start-shape="id13" draw:start-glue-point="6" draw:end-shape="id14" svg:d="M18050 8600v1500">
          <text:p/>
        </draw:connector>
        <draw:frame draw:style-name="gr8" draw:text-style-name="P2" xml:id="id14" draw:id="id14" draw:layer="layout" svg:width="2.7cm" svg:height="1.2cm" svg:x="16.7cm" svg:y="10.1cm">
          <draw:text-box>
            <text:p><text:span text:style-name="T1">Création de la société Uber</text:span></text:p>
          </draw:text-box>
        </draw:frame>
        <draw:custom-shape draw:style-name="gr5" draw:text-style-name="P3" xml:id="id15" draw:id="id15" draw:layer="layout" svg:width="1.3cm" svg:height="1cm" svg:x="9.9cm" svg:y="7.6cm">
          <text:p text:style-name="P1"><text:span text:style-name="T1">19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0.55cm" svg:y1="8.6cm" svg:x2="9.6cm" svg:y2="10.223cm" draw:start-shape="id15" draw:start-glue-point="6" draw:end-shape="id16" svg:d="M10550 8600v813h-950v810">
          <text:p/>
        </draw:connector>
        <draw:frame draw:style-name="gr9" draw:text-style-name="P2" xml:id="id16" draw:id="id16" draw:layer="layout" svg:width="2.4cm" svg:height="2.477cm" svg:x="8.4cm" svg:y="10.223cm">
          <draw:text-box>
            <text:p><text:span text:style-name="T1">Création du premier modèle de neurone artificiel (McCulloch et Pitts)</text:span></text:p>
          </draw:text-box>
        </draw:frame>
        <draw:custom-shape draw:style-name="gr5" draw:text-style-name="P3" xml:id="id17" draw:id="id17" draw:layer="layout" svg:width="1.3cm" svg:height="1cm" svg:x="21.5cm" svg:y="7.7cm">
          <text:p text:style-name="P1"><text:span text:style-name="T1">2015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22.15cm" svg:y1="8.7cm" svg:x2="22.15cm" svg:y2="10.5cm" draw:start-shape="id17" draw:start-glue-point="6" draw:end-shape="id18" draw:end-glue-point="0" svg:d="M22150 8700v1800">
          <text:p/>
        </draw:connector>
        <draw:frame draw:style-name="gr10" draw:text-style-name="P2" xml:id="id18" draw:id="id18" draw:layer="layout" svg:width="2.7cm" svg:height="1.6cm" svg:x="20.8cm" svg:y="10.5cm">
          <draw:text-box>
            <text:p><text:span text:style-name="T1">Le terme « transformation numérique » fait le buzz</text:span></text:p>
          </draw:text-box>
        </draw:frame>
        <draw:connector draw:style-name="gr6" draw:text-style-name="P1" draw:layer="layout" svg:x1="24.85cm" svg:y1="8.7cm" svg:x2="26.85cm" svg:y2="11.4cm" draw:start-shape="id11" draw:start-glue-point="6" draw:end-shape="id19" svg:d="M24850 8700v1351h2000v1349">
          <text:p/>
        </draw:connector>
        <draw:custom-shape draw:style-name="gr5" draw:text-style-name="P3" draw:layer="layout" svg:width="1.3cm" svg:height="1cm" svg:x="12.201cm" svg:y="7.601cm">
          <text:p text:style-name="P1"><text:span text:style-name="T1">197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3" xml:id="id25" draw:id="id25" draw:layer="layout" svg:width="1.2cm" svg:height="0.8cm" svg:x="5.1cm" svg:y="7.7cm">
          <text:p text:style-name="P1"><text:span text:style-name="T1">181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2" draw:layer="layout" svg:width="4.9cm" svg:height="2.477cm" svg:x="4cm" svg:y="13.223cm">
          <draw:text-box>
            <text:p><text:span text:style-name="T1">Révolte des luddistes (conflit entre des artisans et des manufacturiers, les premiers accusant les seconds de détruire leur métier. Caractérisé par la destruction des machines à coudre)</text:span></text:p>
          </draw:text-box>
        </draw:frame>
        <draw:custom-shape draw:style-name="gr5" draw:text-style-name="P3" draw:layer="layout" svg:width="1.3cm" svg:height="1cm" svg:x="2.4cm" svg:y="7.6cm">
          <text:p text:style-name="P3"><text:span text:style-name="T1">1613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1" draw:layer="layout" svg:x1="3.1cm" svg:y1="8.6cm" svg:x2="3.1cm" svg:y2="9.7cm">
          <text:p/>
        </draw:line>
        <draw:line draw:style-name="gr14" draw:text-style-name="P1" draw:layer="layout" svg:x1="2.7cm" svg:y1="9.7cm" svg:x2="3.1cm" svg:y2="9.7cm">
          <text:p/>
        </draw:line>
        <draw:line draw:style-name="gr13" draw:text-style-name="P1" draw:layer="layout" svg:x1="2.7cm" svg:y1="9.7cm" svg:x2="2.7cm" svg:y2="11.5cm">
          <text:p/>
        </draw:line>
        <draw:frame draw:style-name="gr15" draw:text-style-name="P2" draw:layer="layout" svg:width="2.8cm" svg:height="1.841cm" svg:x="1.7cm" svg:y="11.9cm">
          <draw:text-box>
            <text:p text:style-name="P2"><text:span text:style-name="T1">Dans son livre l'Utopie, Thomas More pose les bases du revenu universel</text:span></text:p>
          </draw:text-box>
        </draw:frame>
        <draw:custom-shape draw:style-name="gr5" draw:text-style-name="P3" draw:layer="layout" svg:width="1.3cm" svg:height="1cm" svg:x="13.6cm" svg:y="7.6cm">
          <text:p text:style-name="P3"><text:span text:style-name="T1">198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1" draw:layer="layout" svg:x1="14.2cm" svg:y1="8.6cm" svg:x2="14.2cm" svg:y2="11.9cm">
          <text:p/>
        </draw:line>
        <draw:frame draw:style-name="gr16" draw:text-style-name="P2" draw:layer="layout" svg:width="2.9cm" svg:height="1.205cm" svg:x="13.2cm" svg:y="12cm">
          <draw:text-box>
            <text:p text:style-name="P2"><text:span text:style-name="T1">Création du Basic Income Earth Network (BIEN) </text:span></text:p>
          </draw:text-box>
        </draw:frame>
        <draw:custom-shape draw:style-name="gr5" draw:text-style-name="P3" xml:id="id20" draw:id="id20" draw:layer="layout" svg:width="1.3cm" svg:height="1cm" svg:x="19.6cm" svg:y="7.7cm">
          <text:p text:style-name="P3"><text:span text:style-name="T1">2013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" draw:layer="layout" svg:x1="20.25cm" svg:y1="8.7cm" svg:x2="19.886cm" svg:y2="10.626cm" draw:start-shape="id20" draw:start-glue-point="6" svg:d="M20250 8700v1214h-364v712">
          <text:p/>
        </draw:connector>
        <draw:frame draw:style-name="gr18" draw:text-style-name="P2" draw:layer="layout" svg:width="2.8cm" svg:height="3.113cm" svg:x="18.8cm" svg:y="10.9cm">
          <draw:text-box>
            <text:p text:style-name="P2"><text:span text:style-name="T1">Septembre : parution de l'étude Frey/Osborne, <text:s/>montrant que 47% des emplois aux Etats-Unis sont automatisables</text:span></text:p>
          </draw:text-box>
        </draw:frame>
        <draw:frame draw:style-name="gr19" draw:layer="layout" svg:width="2.3cm" svg:height="3.749cm" svg:x="22.4cm" svg:y="12.1cm">
          <draw:text-box>
            <text:p><text:span text:style-name="T1">Proposition d'un revenu universel français et d'une taxe sur les robots par le candidat à la présidentielle Benoît Hamon</text:span></text:p>
          </draw:text-box>
        </draw:frame>
        <draw:connector draw:style-name="gr17" draw:text-style-name="P1" draw:layer="layout" draw:line-skew="-0.617cm" svg:x1="24.85cm" svg:y1="10cm" svg:x2="23.603cm" svg:y2="12.033cm" draw:start-shape="id21" draw:start-glue-point="0" svg:d="M24850 10000v1300h-1247v733">
          <text:p/>
        </draw:connector>
        <draw:custom-shape draw:style-name="gr5" draw:text-style-name="P3" xml:id="id22" draw:id="id22" draw:layer="layout" svg:width="1.009cm" svg:height="0.836cm" svg:x="11.2cm" svg:y="7.664cm">
          <text:p text:style-name="P3"><text:span text:style-name="T1">19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" xml:id="id23" draw:id="id23" draw:layer="layout" svg:x1="11.705cm" svg:y1="8.5cm" svg:x2="11.705cm" svg:y2="8.5cm" draw:start-shape="id22" draw:start-glue-point="6" draw:end-shape="id22" draw:end-glue-point="6" svg:d="M11705 8500z">
          <text:p/>
        </draw:connector>
        <draw:frame draw:style-name="gr20" draw:text-style-name="P2" xml:id="id24" draw:id="id24" draw:layer="layout" svg:width="2.5cm" svg:height="1.7cm" svg:x="10.3cm" svg:y="11.2cm">
          <draw:text-box>
            <text:p text:style-name="P2"><text:span text:style-name="T1">Le premier robot industriel, Unimate, est breveté</text:span></text:p>
          </draw:text-box>
        </draw:frame>
        <draw:connector draw:style-name="gr17" draw:text-style-name="P1" draw:layer="layout" svg:x1="11.705cm" svg:y1="8.5cm" svg:x2="11.55cm" svg:y2="11.2cm" draw:start-shape="id23" draw:start-glue-point="0" draw:end-shape="id24" svg:d="M11705 8500v1351h-155v1349">
          <text:p/>
        </draw:connector>
        <draw:connector draw:style-name="gr17" draw:text-style-name="P1" draw:layer="layout" svg:x1="5.7cm" svg:y1="8.5cm" svg:x2="5.502cm" svg:y2="13.125cm" draw:start-shape="id25" draw:start-glue-point="6" svg:d="M5700 8500v2564h-198v20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6-08T15:11:37.41</meta:creation-date>
    <dc:date>2017-06-08T16:49:39.68</dc:date>
    <meta:editing-duration>PT1H8M18S</meta:editing-duration>
    <meta:editing-cycles>25</meta:editing-cycles>
    <meta:generator>OpenOffice/4.1.2$Win32 OpenOffice.org_project/412m3$Build-9782</meta:generator>
    <meta:document-statistic meta:object-count="53"/>
  </office:meta>
</office:document-meta>
</file>